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ac9ef"/>
    </style:style>
    <style:style style:name="P2" style:family="paragraph" style:parent-style-name="Standard">
      <style:text-properties officeooo:rsid="000ac9ef" officeooo:paragraph-rsid="000ac9e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o close, no matter how far<text:line-break/>Couldn't be much more from the heart<text:line-break/>Forever trusting who we are<text:line-break/>And nothing else matters</text:p>
      <text:p text:style-name="Standard">Never opened myself this way<text:line-break/>Life is ours, we live it our way<text:line-break/>All these words, I don't just say<text:line-break/>And nothing else matters</text:p>
      <text:p text:style-name="Standard">Trust I seek and I find in you<text:line-break/>Every day for us something new<text:line-break/>Open mind for a different view<text:line-break/>And nothing else matters</text:p>
      <text:p text:style-name="Standard">Never cared for what they do<text:line-break/>Never cared for what they know<text:line-break/>But I know</text:p>
      <text:p text:style-name="Standard">So close, no matter how far<text:line-break/>It couldn't be much more from the heart<text:line-break/>Forever trusting who we are<text:line-break/>And nothing else matters</text:p>
      <text:p text:style-name="Standard">Never cared for what they do<text:line-break/>Never cared for what they know<text:line-break/>But I know</text:p>
      <text:p text:style-name="Standard">I never opened myself this way<text:line-break/>Life is ours, we live it our way<text:line-break/>All these words, I don't just say<text:line-break/>And nothing else matters</text:p>
      <text:p text:style-name="Standard">Trust I seek and I find in you<text:line-break/>Every day for us something new<text:line-break/>Open mind for a different view<text:line-break/>And nothing else matters</text:p>
      <text:p text:style-name="Standard">Never cared for what they say<text:line-break/>Never cared for games they play<text:line-break/>Never cared for what they do<text:line-break/>Never cared for what they know<text:line-break/>And I know, yeah, yeah</text:p>
      <text:p text:style-name="Standard">So close, no matter how far<text:line-break/>Couldn't be much more from the heart<text:line-break/>Forever trusting who we are<text:line-break/>No, nothing else matter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Tan cerca, no importa cuan lejos,</text:p>
      <text:p text:style-name="P2">no puede haber mucho más en el corazón.</text:p>
      <text:p text:style-name="P2">Confiando siempre en quien eres</text:p>
      <text:p text:style-name="P2">y nada más importa.</text:p>
      <text:p text:style-name="P2">Nunca me brinde de esta manera</text:p>
      <text:p text:style-name="P2">la vida es nuestra, y la vivimos a nuestra manera</text:p>
      <text:p text:style-name="P2">Todas las palabras, que nunca dijimos</text:p>
      <text:p text:style-name="P2">y nada de eso importa</text:p>
      <text:p text:style-name="P2">Busco la verdad y la encuentro en tí</text:p>
      <text:p text:style-name="P2">todos los días para nosotros algo nuevo</text:p>
      <text:p text:style-name="P2">nos abre la mente a una visión diferente</text:p>
      <text:p text:style-name="P2">y nada de eso importa</text:p>
      <text:p text:style-name="P2">Nunca te preocupes por lo que ellos hacen</text:p>
      <text:p text:style-name="P2">nunca lo hagas por lo que ellos saben</text:p>
      <text:p text:style-name="P2">porque lo sé</text:p>
      <text:p text:style-name="P2">Tan cerca, no importa cuan lejos</text:p>
      <text:p text:style-name="P2">no puede haber mucho más en el corazón.</text:p>
      <text:p text:style-name="P2">Confiando siempre en quien eres</text:p>
      <text:p text:style-name="P2">y nada más importa.</text:p>
      <text:p text:style-name="P2">Nunca te preocupes por lo que ellos hacen</text:p>
      <text:p text:style-name="P2">nunca lo hagas por lo que ellos saben</text:p>
      <text:p text:style-name="P2">porque lo sé</text:p>
      <text:p text:style-name="P2">Nunca me brinde de esta manera</text:p>
      <text:p text:style-name="P2">la vida es nuestra, y la vivimos a nuestra manera</text:p>
      <text:p text:style-name="P2">Todas las palabras, que nunca dijimos</text:p>
      <text:p text:style-name="P2">y nada de eso importa</text:p>
      <text:p text:style-name="P2">Busco la verdad y la encuentro en tí</text:p>
      <text:p text:style-name="P2">todos los días para nosotros algo nuevo</text:p>
      <text:p text:style-name="P2">nos abre la mente a una visión diferente</text:p>
      <text:p text:style-name="P2">y nada de eso importa</text:p>
      <text:p text:style-name="P2">Nunca te preocupes por lo que ellos dicen</text:p>
      <text:p text:style-name="P2">no lo hagas por los juegos que juegan.</text:p>
      <text:p text:style-name="P2">Nunca te preocupes por lo que ellos hacen</text:p>
      <text:p text:style-name="P2">nunca lo hagas por lo que ellos saben.</text:p>
      <text:p text:style-name="P2">Y yo lo sé, si, si</text:p>
      <text:p text:style-name="P2">Tan cerca, no importa cuan lejos,</text:p>
      <text:p text:style-name="P2">no puede haber mucho más en el corazón.</text:p>
      <text:p text:style-name="P2">Confiando siempre en quien eres</text:p>
      <text:p text:style-name="P2">y nada más importa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5T09:59:17.992249172</meta:creation-date>
    <dc:date>2021-03-25T10:22:33.073307419</dc:date>
    <meta:editing-duration>PT15M8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2" meta:paragraph-count="49" meta:word-count="478" meta:character-count="2381" meta:non-whitespace-character-count="1952"/>
  </office:meta>
</office:document-meta>
</file>